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b445" officeooo:paragraph-rsid="0014e77a"/>
    </style:style>
    <style:style style:name="P2" style:family="paragraph" style:parent-style-name="Standard">
      <style:paragraph-properties fo:text-align="justify" style:justify-single-word="false"/>
      <style:text-properties officeooo:rsid="0010bb2b" officeooo:paragraph-rsid="0010bb2b"/>
    </style:style>
    <style:style style:name="P3" style:family="paragraph" style:parent-style-name="Standard">
      <style:paragraph-properties fo:text-align="justify" style:justify-single-word="false"/>
      <style:text-properties officeooo:rsid="0010bb2b" officeooo:paragraph-rsid="0014e77a"/>
    </style:style>
    <style:style style:name="P4" style:family="paragraph" style:parent-style-name="Standard">
      <style:paragraph-properties fo:text-align="justify" style:justify-single-word="false"/>
      <style:text-properties officeooo:rsid="00127d77" officeooo:paragraph-rsid="0014e77a"/>
    </style:style>
    <style:style style:name="P5" style:family="paragraph" style:parent-style-name="Standard">
      <style:paragraph-properties fo:text-align="justify" style:justify-single-word="false"/>
      <style:text-properties officeooo:rsid="001479f1" officeooo:paragraph-rsid="0010bb2b"/>
    </style:style>
    <style:style style:name="P6" style:family="paragraph" style:parent-style-name="Standard">
      <style:paragraph-properties fo:text-align="justify" style:justify-single-word="false"/>
      <style:text-properties officeooo:rsid="001479f1" officeooo:paragraph-rsid="0014e77a"/>
    </style:style>
    <style:style style:name="P7" style:family="paragraph" style:parent-style-name="Standard">
      <style:paragraph-properties fo:text-align="justify" style:justify-single-word="false"/>
      <style:text-properties officeooo:rsid="001479f1" officeooo:paragraph-rsid="001666a8"/>
    </style:style>
    <style:style style:name="P8" style:family="paragraph" style:parent-style-name="Standard">
      <style:paragraph-properties fo:text-align="justify" style:justify-single-word="false"/>
      <style:text-properties officeooo:rsid="0014e77a" officeooo:paragraph-rsid="0014e77a"/>
    </style:style>
    <style:style style:name="P9" style:family="paragraph" style:parent-style-name="Standard">
      <style:paragraph-properties fo:text-align="justify" style:justify-single-word="false"/>
      <style:text-properties officeooo:rsid="00175479" officeooo:paragraph-rsid="00175479"/>
    </style:style>
    <style:style style:name="T1" style:family="text">
      <style:text-properties officeooo:rsid="001fb445"/>
    </style:style>
    <style:style style:name="T2" style:family="text">
      <style:text-properties officeooo:rsid="00115907"/>
    </style:style>
    <style:style style:name="T3" style:family="text">
      <style:text-properties officeooo:rsid="00136dbc"/>
    </style:style>
    <style:style style:name="T4" style:family="text">
      <style:text-properties officeooo:rsid="0014e77a"/>
    </style:style>
    <style:style style:name="T5" style:family="text">
      <style:text-properties officeooo:rsid="00241ef0"/>
    </style:style>
    <style:style style:name="T6" style:family="text">
      <style:text-properties officeooo:rsid="00166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 o passar dos tempos, a Web ganhou <text:span text:style-name="T3">bastante</text:span> popularidade, chegando a ser muitas vezes confundida com a Internet. A sua interface amig<text:span text:style-name="T6">á</text:span>vel e os recursos de hypermedia contribu<text:span text:style-name="T6">í</text:span>ram para o aumento de usuários e de provedores <text:span text:style-name="T6">de</text:span> informações. Como resultado, a web se tornou um “mar de dados”<text:span text:style-name="T2">[7] aumentando a dificultade de obtenção de conhecimentos de real <text:s/>interesse. Este contexto contribuiu para o nascimento de mecanismos que permitissem a aquisição de dados de forma automática, evitando o processo moroso de obtenção manual da informação.[8]</text:span></text:p>
      <text:p text:style-name="P5"/>
      <text:p text:style-name="P7"><text:span text:style-name="T6">O</text:span> conceito de Web Scraping <text:span text:style-name="T6">surgiu nesta época e era</text:span> conhecido também como Web Data Extraction. <text:span text:style-name="T6">O processo consistia, basicamente, em um agente de software (robô web ou spider web), reproduzindo a interação entre seres humanos e servidores web. Através de uma definição prévia de regras de extração, o robô analisava o conteúdo de um grande conjunto de sites e extraia as informações classificadas como desejadas.[9]</text:span></text:p>
      <text:p text:style-name="P1"/>
      <text:p text:style-name="P3"/>
      <text:p text:style-name="P3">[7 <text:a xlink:type="simple" xlink:href="http://cui.unige.ch/tcs/cours/algoweb/2002/articles/art_habashi_arash.pdf"><text:span text:style-name="T1">http://cui.unige.ch/tcs/cours/algoweb/2002/articles/art_habashi_arash.pdf</text:span></text:a>]</text:p>
      <text:p text:style-name="P4">[8 <text:a xlink:type="simple" xlink:href="http://recipp.ipp.pt/bitstream/10400.22/5730/1/DM_ElisaBarreira_2014_MEI.pdf">http://recipp.ipp.pt/bitstream/10400.22/5730/1/DM_ElisaBarreira_2014_MEI.pdf</text:a>]</text:p>
      <text:p text:style-name="P8">[9 <text:a xlink:type="simple" xlink:href="http://intl-bib.oxfordjournals.org/content/early/2013/04/29/bib.bbt026.full"><text:span text:style-name="T5">http://intl-bib.oxfordjournals.org/content/early/2013/04/29/bib.bbt026.full</text:span></text:a>]</text:p>
      <text:p text:style-name="P3"/>
      <text:p text:style-name="P3"/>
      <text:p text:style-name="P6"/>
      <text:p text:style-name="P9">As APIs e Frameworks desenvolvidas para scraping geralmente abordam as seguintes tarefas: </text:p>
      <text:p text:style-name="P9"/>
      <text:p text:style-name="P9">Acesso a sites: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31:41.810350072</meta:creation-date>
    <dc:date>2015-11-03T16:20:50.199578754</dc:date>
    <meta:editing-duration>PT24M18S</meta:editing-duration>
    <meta:editing-cycles>1</meta:editing-cycles>
    <meta:document-statistic meta:table-count="0" meta:image-count="0" meta:object-count="0" meta:page-count="1" meta:paragraph-count="7" meta:word-count="172" meta:character-count="1303" meta:non-whitespace-character-count="1135"/>
    <meta:generator>LibreOffice/4.2.3.3$Linux_X86_64 LibreOffice_project/420m0$Build-3</meta:generator>
  </office:meta>
</office:document-meta>
</file>